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1a0a49" officeooo:paragraph-rsid="001a0a49"/>
    </style:style>
    <style:style style:name="P2" style:family="paragraph" style:parent-style-name="Text_20_body">
      <style:text-properties officeooo:rsid="0007ec94" officeooo:paragraph-rsid="0007ec94"/>
    </style:style>
    <style:style style:name="P3" style:family="paragraph" style:parent-style-name="Text_20_body">
      <style:text-properties officeooo:paragraph-rsid="0007ec94"/>
    </style:style>
    <style:style style:name="P4" style:family="paragraph" style:parent-style-name="Text_20_body">
      <style:text-properties officeooo:paragraph-rsid="007503a2"/>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7" style:family="paragraph" style:parent-style-name="Heading">
      <style:text-properties officeooo:rsid="000576c7" officeooo:paragraph-rsid="000576c7"/>
    </style:style>
    <style:style style:name="P8" style:family="paragraph" style:parent-style-name="Heading">
      <style:text-properties officeooo:rsid="0005be44" officeooo:paragraph-rsid="0005be44"/>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11" style:family="paragraph" style:parent-style-name="Text_20_body">
      <style:paragraph-properties fo:margin-top="0in" fo:margin-bottom="0in" loext:contextual-spacing="false" fo:line-height="138%" style:writing-mode="lr-tb"/>
    </style:style>
    <style:style style:name="P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1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15" style:family="paragraph" style:parent-style-name="Text_20_body">
      <style:paragraph-properties fo:margin-left="0.4925in" fo:margin-right="0in" fo:text-indent="0in" style:auto-text-indent="false"/>
      <style:text-properties fo:font-size="11pt" style:font-size-asian="11pt" style:font-size-complex="11pt"/>
    </style:style>
    <style:style style:name="P16"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17"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18"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19"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20" style:family="paragraph" style:parent-style-name="Text_20_body" style:list-style-name="L1">
      <style:text-properties fo:font-size="14pt" officeooo:rsid="006bef9a" officeooo:paragraph-rsid="006bef9a" style:font-size-asian="14pt" style:font-size-complex="14pt"/>
    </style:style>
    <style:style style:name="P21" style:family="paragraph" style:parent-style-name="Text_20_body" style:list-style-name="L1">
      <style:text-properties fo:font-size="14pt" officeooo:rsid="006d356f" officeooo:paragraph-rsid="006d356f" style:font-size-asian="14pt" style:font-size-complex="14pt"/>
    </style:style>
    <style:style style:name="P22" style:family="paragraph" style:parent-style-name="Text_20_body" style:list-style-name="L1">
      <style:text-properties fo:font-size="14pt" officeooo:rsid="00826dd6" officeooo:paragraph-rsid="00826dd6" style:font-size-asian="14pt" style:font-size-complex="14pt"/>
    </style:style>
    <style:style style:name="P23" style:family="paragraph" style:parent-style-name="Text_20_body" style:list-style-name="L1">
      <style:text-properties fo:font-size="14pt" officeooo:rsid="0085baa1" officeooo:paragraph-rsid="0085baa1" style:font-size-asian="14pt" style:font-size-complex="14pt"/>
    </style:style>
    <style:style style:name="P24" style:family="paragraph" style:parent-style-name="Text_20_body" style:list-style-name="L1">
      <style:text-properties fo:font-size="14pt" officeooo:rsid="0086cbc1" officeooo:paragraph-rsid="0086cbc1" style:font-size-asian="14pt" style:font-size-complex="14pt"/>
    </style:style>
    <style:style style:name="P25" style:family="paragraph" style:parent-style-name="Text_20_body" style:list-style-name="L1">
      <style:text-properties fo:font-size="14pt" officeooo:rsid="0086d562" officeooo:paragraph-rsid="0086d562" style:font-size-asian="14pt" style:font-size-complex="14pt"/>
    </style:style>
    <style:style style:name="P26" style:family="paragraph" style:parent-style-name="Text_20_body" style:list-style-name="L3">
      <style:text-properties officeooo:rsid="00037ae4" officeooo:paragraph-rsid="00049784"/>
    </style:style>
    <style:style style:name="P27" style:family="paragraph" style:parent-style-name="Text_20_body" style:list-style-name="L3">
      <style:text-properties officeooo:rsid="0003faa0" officeooo:paragraph-rsid="00049784"/>
    </style:style>
    <style:style style:name="P28" style:family="paragraph" style:parent-style-name="Text_20_body" style:list-style-name="L5">
      <style:text-properties officeooo:rsid="0003faa0" officeooo:paragraph-rsid="00049784"/>
    </style:style>
    <style:style style:name="P29" style:family="paragraph" style:parent-style-name="Text_20_body" style:list-style-name="L6">
      <style:text-properties officeooo:rsid="000576c7" officeooo:paragraph-rsid="000576c7"/>
    </style:style>
    <style:style style:name="P30" style:family="paragraph" style:parent-style-name="Text_20_body" style:list-style-name="L6">
      <style:text-properties officeooo:rsid="0005be44" officeooo:paragraph-rsid="0005be44"/>
    </style:style>
    <style:style style:name="P31" style:family="paragraph" style:parent-style-name="Text_20_body" style:list-style-name="L7">
      <style:text-properties officeooo:rsid="0007b8ff" officeooo:paragraph-rsid="0007b8ff"/>
    </style:style>
    <style:style style:name="P32" style:family="paragraph" style:parent-style-name="Text_20_body" style:list-style-name="L8">
      <style:text-properties officeooo:rsid="0007ec94" officeooo:paragraph-rsid="0007ec94"/>
    </style:style>
    <style:style style:name="P33" style:family="paragraph" style:parent-style-name="Text_20_body" style:list-style-name="L9">
      <style:text-properties officeooo:rsid="000e6557" officeooo:paragraph-rsid="000e6557"/>
    </style:style>
    <style:style style:name="P34" style:family="paragraph" style:parent-style-name="Text_20_body" style:list-style-name="L9">
      <style:text-properties officeooo:rsid="00113659" officeooo:paragraph-rsid="00113659"/>
    </style:style>
    <style:style style:name="P35" style:family="paragraph" style:parent-style-name="Text_20_body" style:list-style-name="L10">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36" style:family="paragraph" style:parent-style-name="Text_20_body" style:list-style-name="L10">
      <style:text-properties fo:font-variant="normal" fo:text-transform="none" fo:color="#000000" style:text-line-through-style="none" style:text-line-through-type="none" style:font-name="Arial" fo:font-size="11pt" fo:font-style="normal" style:text-underline-style="none" fo:font-weight="normal" officeooo:rsid="005db309" officeooo:paragraph-rsid="005db309" style:text-blinking="false" fo:background-color="transparent"/>
    </style:style>
    <style:style style:name="P37" style:family="paragraph" style:parent-style-name="Text_20_body">
      <style:text-properties officeooo:rsid="006a65e9" officeooo:paragraph-rsid="007503a2"/>
    </style:style>
    <style:style style:name="P38" style:family="paragraph" style:parent-style-name="Text_20_body">
      <style:text-properties officeooo:paragraph-rsid="007f4702"/>
    </style:style>
    <style:style style:name="P39" style:family="paragraph" style:parent-style-name="Text_20_body">
      <style:text-properties officeooo:paragraph-rsid="00826dd6"/>
    </style:style>
    <style:style style:name="P40" style:family="paragraph" style:parent-style-name="Text_20_body">
      <style:text-properties officeooo:paragraph-rsid="0087e19b"/>
    </style:style>
    <style:style style:name="P41" style:family="paragraph" style:parent-style-name="Text_20_body" style:list-style-name="L2">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4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44" style:family="paragraph" style:parent-style-name="Text_20_body">
      <style:paragraph-properties fo:margin-left="0.4925in" fo:margin-right="0in" fo:text-indent="0in" style:auto-text-indent="false"/>
      <style:text-properties style:font-name="Arial1" fo:font-size="11pt" officeooo:rsid="0051ab5f" officeooo:paragraph-rsid="0051ab5f" style:font-size-asian="11pt" style:font-size-complex="11pt"/>
    </style:style>
    <style:style style:name="P45" style:family="paragraph" style:parent-style-name="Text_20_body">
      <style:paragraph-properties fo:margin-left="0.4925in" fo:margin-right="0in" fo:text-indent="0in" style:auto-text-indent="false"/>
      <style:text-properties officeooo:paragraph-rsid="0043b29d"/>
    </style:style>
    <style:style style:name="P46" style:family="paragraph" style:parent-style-name="Text_20_body">
      <style:paragraph-properties fo:margin-left="0in" fo:margin-right="0in" fo:text-indent="0in" style:auto-text-indent="false"/>
      <style:text-properties style:font-name="Arial1" fo:font-size="11pt" officeooo:rsid="005ce8b5" officeooo:paragraph-rsid="0043b29d" style:font-size-asian="11pt" style:font-size-complex="11pt"/>
    </style:style>
    <style:style style:name="P47" style:family="paragraph" style:parent-style-name="Text_20_body">
      <style:paragraph-properties fo:margin-left="0.4925in" fo:margin-right="0in" fo:text-indent="0in" style:auto-text-indent="false"/>
      <style:text-properties officeooo:paragraph-rsid="007bd4aa"/>
    </style:style>
    <style:style style:name="P48" style:family="paragraph" style:parent-style-name="Text_20_body">
      <style:paragraph-properties fo:margin-left="0.4925in" fo:margin-right="0in" fo:text-indent="0in" style:auto-text-indent="false"/>
      <style:text-properties officeooo:paragraph-rsid="007c02c4"/>
    </style:style>
    <style:style style:name="P49" style:family="paragraph" style:parent-style-name="Heading_20_1">
      <style:text-properties officeooo:paragraph-rsid="006bef9a"/>
    </style:style>
    <style:style style:name="P50" style:family="paragraph" style:parent-style-name="Heading_20_1">
      <style:text-properties officeooo:rsid="00692ac4" officeooo:paragraph-rsid="00692ac4"/>
    </style:style>
    <style:style style:name="P51" style:family="paragraph" style:parent-style-name="Heading_20_1">
      <style:text-properties officeooo:rsid="007f4702" officeooo:paragraph-rsid="00826dd6"/>
    </style:style>
    <style:style style:name="P52" style:family="paragraph" style:parent-style-name="Heading_20_3">
      <style:text-properties officeooo:rsid="0003faa0" officeooo:paragraph-rsid="0003faa0"/>
    </style:style>
    <style:style style:name="P53" style:family="paragraph" style:parent-style-name="Heading_20_3">
      <style:text-properties officeooo:rsid="007bd4aa" officeooo:paragraph-rsid="007bd4aa"/>
    </style:style>
    <style:style style:name="P54" style:family="paragraph" style:parent-style-name="Heading_20_3">
      <style:text-properties officeooo:rsid="007c02c4" officeooo:paragraph-rsid="007c02c4"/>
    </style:style>
    <style:style style:name="P55" style:family="paragraph" style:parent-style-name="Heading_20_3">
      <style:text-properties officeooo:rsid="00879da7" officeooo:paragraph-rsid="00879da7"/>
    </style:style>
    <style:style style:name="P56" style:family="paragraph" style:parent-style-name="Heading_20_3">
      <style:text-properties officeooo:rsid="0087e19b" officeooo:paragraph-rsid="0087e19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officeooo:rsid="0009a60d"/>
    </style:style>
    <style:style style:name="T4" style:family="text">
      <style:text-properties officeooo:rsid="00158ae1"/>
    </style:style>
    <style:style style:name="T5" style:family="text">
      <style:text-properties officeooo:rsid="001b6b4f"/>
    </style:style>
    <style:style style:name="T6" style:family="text">
      <style:text-properties officeooo:rsid="001e969a"/>
    </style:style>
    <style:style style:name="T7" style:family="text">
      <style:text-properties style:text-underline-style="solid" style:text-underline-width="auto" style:text-underline-color="font-color" officeooo:rsid="001e969a"/>
    </style:style>
    <style:style style:name="T8" style:family="text">
      <style:text-properties style:font-name="Arial1"/>
    </style:style>
    <style:style style:name="T9" style:family="text">
      <style:text-properties style:font-name="Arial1" officeooo:rsid="003300a0"/>
    </style:style>
    <style:style style:name="T10" style:family="text">
      <style:text-properties style:font-name="Arial1" officeooo:rsid="0034ff8d"/>
    </style:style>
    <style:style style:name="T11" style:family="text">
      <style:text-properties style:font-name="Arial1" officeooo:rsid="0036e679"/>
    </style:style>
    <style:style style:name="T12" style:family="text">
      <style:text-properties style:font-name="Arial1" officeooo:rsid="003867c7"/>
    </style:style>
    <style:style style:name="T13" style:family="text">
      <style:text-properties style:font-name="Arial1" officeooo:rsid="0039ee2f"/>
    </style:style>
    <style:style style:name="T14" style:family="text">
      <style:text-properties style:font-name="Arial1" officeooo:rsid="003bd223"/>
    </style:style>
    <style:style style:name="T15" style:family="text">
      <style:text-properties style:font-name="Arial1" officeooo:rsid="003f002f"/>
    </style:style>
    <style:style style:name="T16" style:family="text">
      <style:text-properties style:font-name="Arial1" officeooo:rsid="0041e5e9"/>
    </style:style>
    <style:style style:name="T17" style:family="text">
      <style:text-properties style:font-name="Arial1" officeooo:rsid="0043b29d"/>
    </style:style>
    <style:style style:name="T18" style:family="text">
      <style:text-properties style:font-name="Arial1" fo:font-size="11pt" officeooo:rsid="0041e5e9" style:font-size-asian="11pt" style:font-size-complex="11pt"/>
    </style:style>
    <style:style style:name="T19" style:family="text">
      <style:text-properties style:font-name="Arial1" fo:font-size="11pt" officeooo:rsid="00423ef5" style:font-size-asian="11pt" style:font-size-complex="11pt"/>
    </style:style>
    <style:style style:name="T20" style:family="text">
      <style:text-properties style:font-name="Arial1" fo:font-size="11pt" officeooo:rsid="0055bf11" style:font-size-asian="11pt" style:font-size-complex="11pt"/>
    </style:style>
    <style:style style:name="T21" style:family="text">
      <style:text-properties style:font-name="Arial1" fo:font-size="11pt" officeooo:rsid="005776be" style:font-size-asian="11pt" style:font-size-complex="11pt"/>
    </style:style>
    <style:style style:name="T22" style:family="text">
      <style:text-properties style:font-name="Arial1" fo:font-size="11pt" officeooo:rsid="0059a9a7" style:font-size-asian="11pt" style:font-size-complex="11pt"/>
    </style:style>
    <style:style style:name="T23" style:family="text">
      <style:text-properties style:font-name="Arial1" fo:font-size="11pt" officeooo:rsid="005a042f" style:font-size-asian="11pt" style:font-size-complex="11pt"/>
    </style:style>
    <style:style style:name="T24" style:family="text">
      <style:text-properties style:font-name="Arial1" fo:font-size="11pt" officeooo:rsid="005b484c" style:font-size-asian="11pt" style:font-size-complex="11pt"/>
    </style:style>
    <style:style style:name="T25" style:family="text">
      <style:text-properties style:font-name="Arial1" fo:font-size="11pt" officeooo:rsid="005ce8b5" style:font-size-asian="11pt" style:font-size-complex="11pt"/>
    </style:style>
    <style:style style:name="T26" style:family="text">
      <style:text-properties style:font-name="Arial1" fo:font-size="11pt" officeooo:rsid="0066041f" style:font-size-asian="11pt" style:font-size-complex="11pt"/>
    </style:style>
    <style:style style:name="T27" style:family="text">
      <style:text-properties style:font-name="Arial1" officeooo:rsid="00464a03"/>
    </style:style>
    <style:style style:name="T28" style:family="text">
      <style:text-properties style:font-name="Arial1" officeooo:rsid="00471d45"/>
    </style:style>
    <style:style style:name="T29" style:family="text">
      <style:text-properties style:font-name="Arial1" officeooo:rsid="004800d4"/>
    </style:style>
    <style:style style:name="T30" style:family="text">
      <style:text-properties style:font-name="Arial1" officeooo:rsid="00488964"/>
    </style:style>
    <style:style style:name="T31" style:family="text">
      <style:text-properties style:font-name="Arial1" officeooo:rsid="00492713"/>
    </style:style>
    <style:style style:name="T32" style:family="text">
      <style:text-properties style:font-name="Arial1" officeooo:rsid="004d2f0d"/>
    </style:style>
    <style:style style:name="T33" style:family="text">
      <style:text-properties style:font-name="Arial1" officeooo:rsid="004d5f5f"/>
    </style:style>
    <style:style style:name="T34" style:family="text">
      <style:text-properties style:font-name="Arial1" officeooo:rsid="004e89e6"/>
    </style:style>
    <style:style style:name="T35" style:family="text">
      <style:text-properties style:font-name="Arial1" officeooo:rsid="00509350"/>
    </style:style>
    <style:style style:name="T36" style:family="text">
      <style:text-properties style:font-name="Arial1" officeooo:rsid="0051ab5f"/>
    </style:style>
    <style:style style:name="T37" style:family="text">
      <style:text-properties style:font-name="Arial1" officeooo:rsid="0051ce35"/>
    </style:style>
    <style:style style:name="T38" style:family="text">
      <style:text-properties style:font-name="Arial1" officeooo:rsid="0052d6f4"/>
    </style:style>
    <style:style style:name="T39" style:family="text">
      <style:text-properties style:font-name="Arial1" officeooo:rsid="00645527"/>
    </style:style>
    <style:style style:name="T40" style:family="text">
      <style:text-properties style:font-name="Arial1" officeooo:rsid="00645d6b"/>
    </style:style>
    <style:style style:name="T41" style:family="text">
      <style:text-properties officeooo:rsid="005db309"/>
    </style:style>
    <style:style style:name="T42" style:family="text">
      <style:text-properties officeooo:rsid="005ec9c2"/>
    </style:style>
    <style:style style:name="T43" style:family="text">
      <style:text-properties officeooo:rsid="00645527"/>
    </style:style>
    <style:style style:name="T44" style:family="text">
      <style:text-properties officeooo:rsid="006a65e9"/>
    </style:style>
    <style:style style:name="T45" style:family="text">
      <style:text-properties officeooo:rsid="006bef9a"/>
    </style:style>
    <style:style style:name="T46" style:family="text">
      <style:text-properties officeooo:rsid="0077abb7"/>
    </style:style>
    <style:style style:name="T47" style:family="text">
      <style:text-properties officeooo:rsid="0079a7f6"/>
    </style:style>
    <style:style style:name="T48" style:family="text">
      <style:text-properties officeooo:rsid="0079e42d"/>
    </style:style>
    <style:style style:name="T49" style:family="text">
      <style:text-properties officeooo:rsid="007bd4aa"/>
    </style:style>
    <style:style style:name="T50" style:family="text">
      <style:text-properties officeooo:rsid="007c02c4"/>
    </style:style>
    <style:style style:name="T51" style:family="text">
      <style:text-properties officeooo:rsid="0080da7e"/>
    </style:style>
    <style:style style:name="T52" style:family="text">
      <style:text-properties officeooo:rsid="00826dd6"/>
    </style:style>
    <style:style style:name="T53" style:family="text">
      <style:text-properties officeooo:rsid="0086cbc1"/>
    </style:style>
    <style:style style:name="T54" style:family="text">
      <style:text-properties officeooo:rsid="008745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23414d4f-2f34-910c-ed09-f5f1fba9b737"/>Memoria</text:p>
      <text:h text:style-name="P49" text:outline-level="1">Í<text:span text:style-name="T45">ndice:</text:span></text:h>
      <text:list xml:id="list2310241413139658089" text:style-name="L1">
        <text:list-item>
          <text:p text:style-name="P20">Idea del proyecto</text:p>
        </text:list-item>
        <text:list-item>
          <text:p text:style-name="P20">Inconvenientes</text:p>
        </text:list-item>
        <text:list-item>
          <text:p text:style-name="P20">Elección de API</text:p>
          <text:list>
            <text:list-item>
              <text:p text:style-name="P20">posibles API’s</text:p>
              <text:list>
                <text:list-item>
                  <text:p text:style-name="P20">Google cloud speech api</text:p>
                </text:list-item>
                <text:list-item>
                  <text:p text:style-name="P20">Pocketsphinx</text:p>
                </text:list-item>
                <text:list-item>
                  <text:p text:style-name="P20">IBM speech to text</text:p>
                </text:list-item>
                <text:list-item>
                  <text:p text:style-name="P20">WIT.ai</text:p>
                </text:list-item>
              </text:list>
            </text:list-item>
          </text:list>
        </text:list-item>
        <text:list-item>
          <text:p text:style-name="P20">¿Que API usamos?</text:p>
        </text:list-item>
        <text:list-item>
          <text:p text:style-name="P23">Funcionamiento del proyecto</text:p>
          <text:list>
            <text:list-item>
              <text:p text:style-name="P24">Tecnologías usadas</text:p>
            </text:list-item>
            <text:list-item>
              <text:p text:style-name="P25"><text:span text:style-name="T54">Representación </text:span>gráfica</text:p>
            </text:list-item>
          </text:list>
        </text:list-item>
        <text:list-item>
          <text:p text:style-name="P20">Transcurso del proyecto</text:p>
          <text:list>
            <text:list-item>
              <text:p text:style-name="P21">Todo va sobre ruedas</text:p>
            </text:list-item>
            <text:list-item>
              <text:p text:style-name="P21">Las cosas se <text:span text:style-name="T46">e</text:span>mpiezan a complicar</text:p>
            </text:list-item>
            <text:list-item>
              <text:p text:style-name="P21">Pasamos de Google cloud speech API a Pocketsphinx</text:p>
            </text:list-item>
            <text:list-item>
              <text:p text:style-name="P21">Pasamos pocketsphinx del inglés al español</text:p>
            </text:list-item>
            <text:list-item>
              <text:p text:style-name="P21">Las cosas se vuelven a complicar</text:p>
            </text:list-item>
            <text:list-item>
              <text:p text:style-name="P21">Lidiando con el problema</text:p>
            </text:list-item>
            <text:list-item>
              <text:p text:style-name="P22">Solucionando los errores</text:p>
            </text:list-item>
            <text:list-item>
              <text:p text:style-name="P22">Viento en popa</text:p>
            </text:list-item>
          </text:list>
        </text:list-item>
        <text:list-item>
          <text:p text:style-name="P21">Conclusión y lecciones aprendidas</text:p>
        </text:list-item>
      </text:list>
      <text:h text:style-name="Heading_20_1" text:outline-level="1"><text:soft-page-break/>Idea de proyecto:</text:h>
      <text:p text:style-name="P11"><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1" text:outline-level="1">Inconvenientes <text:span text:style-name="T47">de la idea de proyecto</text:span>:</text:h>
      <text:p text:style-name="P9"><text:tab/>Tras investigar qué API’s existen con capacidad text-to-speech, descubrimos que la mayoría estaba aún en desarrollo. Parece que Google cloud speech API es la <text:span text:style-name="T47">más novedosa y la que </text:span>más gente está <text:span text:style-name="T47">adoptando. Además,</text:span> es bastante sencilla de utilizar.</text:p>
      <text:h text:style-name="Heading_20_1" text:outline-level="1">Elección de API <text:span text:style-name="T41">(Application programming interface)</text:span></text:h>
      <text:h text:style-name="P5" text:outline-level="2">Posibles API’s:</text:h>
      <text:list xml:id="list9040729902077356989" text:style-name="L2">
        <text:list-item>
          <text:p text:style-name="P41">Google cloud speech API</text:p>
        </text:list-item>
        <text:list-item>
          <text:p text:style-name="P41">Pocketsphinx</text:p>
        </text:list-item>
        <text:list-item>
          <text:p text:style-name="P41">IBM speech to text (watson-developer-cloud)</text:p>
        </text:list-item>
        <text:list-item>
          <text:p text:style-name="P41">WIT.ai</text:p>
        </text:list-item>
      </text:list>
      <text:p text:style-name="P6"/>
      <text:h text:style-name="Heading_20_3" text:outline-level="3">Google cloud speech API</text:h>
      <text:p text:style-name="Heading"><text:tab/>Ventajas:</text:p>
      <text:list xml:id="list7712682508710889364" text:style-name="L3">
        <text:list-item>
          <text:p text:style-name="P26">Integración sencilla, por tanto, podemos invertir más tiempo en desarrollar la aplicación.</text:p>
        </text:list-item>
        <text:list-item>
          <text:p text:style-name="P27">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7187373720647675741" text:style-name="L4">
        <text:list-item>
          <text:p text:style-name="P42">El proceso de traducción lo hace en la nube (sus servidores) por tanto, nuestra app no podría funcionar offline.</text:p>
        </text:list-item>
        <text:list-item>
          <text:p text:style-name="P42">Tenemos que estar constantemente enviando la información que recolectamos a google para que la procese.</text:p>
        </text:list-item>
        <text:list-item>
          <text:p text:style-name="P43">De pago si llegas a ciertos niveles de uso/minuto.</text:p>
        </text:list-item>
      </text:list>
      <text:p text:style-name="P12"/>
      <text:h text:style-name="P52" text:outline-level="3"><text:soft-page-break/></text:h>
      <text:h text:style-name="P52" text:outline-level="3">Pocketsphinx</text:h>
      <text:p text:style-name="Heading">Ventajas:</text:p>
      <text:list xml:id="list2644327217405950379" text:style-name="L5">
        <text:list-item>
          <text:p text:style-name="P28">API fuertemente integrada en el lenguaje de desarrollo seleccionado.</text:p>
        </text:list-item>
        <text:list-item>
          <text:p text:style-name="P28">Funciona offline, por tanto nuestro software no es dependiente de que exista una conexión a internet.</text:p>
        </text:list-item>
        <text:list-item>
          <text:p text:style-name="P28">No depende de ningun servicio externo. No creamos dependencias con servicios como Google speech API.</text:p>
        </text:list-item>
      </text:list>
      <text:p text:style-name="P7">Inconvenientes:</text:p>
      <text:list xml:id="list4967952531157515724" text:style-name="L6">
        <text:list-item>
          <text:p text:style-name="P29">Nos<text:span text:style-name="T48">o</text:span>tros tenemos que lidiar con la traducción de habla a texto (Descargando e instalando diccionarios, modelos de lenguaje etc…</text:p>
        </text:list-item>
        <text:list-item>
          <text:p text:style-name="P30">La documentación de la API es escasa.</text:p>
        </text:list-item>
        <text:list-item>
          <text:p text:style-name="P30">Al parecer, están portando la página web a otro servicio (no disponemos de los enlaces a la documentación (temporalmente))</text:p>
        </text:list-item>
        <text:list-item>
          <text:p text:style-name="P30">Incluso existiendo comunidad, nadie responde a las preguntas más simples</text:p>
        </text:list-item>
      </text:list>
      <text:h text:style-name="Heading_20_3" text:outline-level="3"/>
      <text:h text:style-name="Heading_20_3" text:outline-level="3">IBM speech to text</text:h>
      <text:p text:style-name="P8">Ventajas:</text:p>
      <text:list xml:id="list6905336090300353331" text:style-name="L7">
        <text:list-item>
          <text:p text:style-name="P31">Buena documentación</text:p>
        </text:list-item>
        <text:list-item>
          <text:p text:style-name="P31">IBM se encarga de realizar la traducción.</text:p>
        </text:list-item>
        <text:list-item>
          <text:p text:style-name="P31">Proporciona una opción de streaming (con algunas limitaciones)</text:p>
        </text:list-item>
      </text:list>
      <text:p text:style-name="Heading">Inconvenientes:</text:p>
      <text:list xml:id="list1264824799668929964" text:style-name="L8">
        <text:list-item>
          <text:p text:style-name="P32">Tenemos que estár conectados a internet.</text:p>
        </text:list-item>
        <text:list-item>
          <text:p text:style-name="P32">Creamos una dependencia con El servicio de IBM</text:p>
        </text:list-item>
        <text:list-item>
          <text:p text:style-name="P32">La opción de streaming tiene que <text:span text:style-name="T3">dividir la información para poder procesarla</text:span></text:p>
        </text:list-item>
      </text:list>
      <text:p text:style-name="P2"/>
      <text:p text:style-name="P2"/>
      <text:p text:style-name="P3"/>
      <text:p text:style-name="P3"><text:soft-page-break/></text:p>
      <text:h text:style-name="Heading_20_3" text:outline-level="3">WIT.ai</text:h>
      <text:p text:style-name="Heading">Ventajas:</text:p>
      <text:list xml:id="list4940345445243434435" text:style-name="L9">
        <text:list-item>
          <text:p text:style-name="P33">Framework super moderno utilizado por un montón de empresas actualmente.</text:p>
        </text:list-item>
        <text:list-item>
          <text:p text:style-name="P33">Ofrece muchas ventajas al programador como interfaz gráfica (web)</text:p>
        </text:list-item>
        <text:list-item>
          <text:p text:style-name="P34">Excelente documentación</text:p>
        </text:list-item>
      </text:list>
      <text:p text:style-name="Heading">Inconvenientes:</text:p>
      <text:list xml:id="list2067194216709014104" text:style-name="L10">
        <text:list-item>
          <text:p text:style-name="P35">El framework no se adecua exactamente a lo que queremos nosotros.</text:p>
        </text:list-item>
        <text:list-item>
          <text:p text:style-name="P36">Para poder utilizarlo satisfactoriemente, necesitamos <text:span text:style-name="T42">invertir tiempo en entrenar al sistema para que identifique las palabras que queremos.</text:span></text:p>
        </text:list-item>
      </text:list>
      <text:h text:style-name="Heading_20_1" text:outline-level="1">¿Que API usamos?</text:h>
      <text:p text:style-name="Text_20_body"><text:tab/><text:span text:style-name="T4">Trás tener todos estos factores en mente, decidimos usar Google cloud speech API porque nuestra intención no es crear un modelo de lenguaje, (cosa que desgraciadamente tendremos que crear más adelante) sino hacer una app que te bloquee el ordenador. Si existe ya un sistema bastante bueno y además nos podemos evitar hacer la parte de análisis de datos, mejor.</text:span></text:p>
      <text:p text:style-name="Text_20_body"/>
      <text:h text:style-name="P51" text:outline-level="1">Funcionamiento del proyecto.</text:h>
      <text:h text:style-name="P55" text:outline-level="3">Tecnologías:</text:h>
      <text:p text:style-name="P39"><text:tab/><text:span text:style-name="T51">Lenguajes usados: Python 2.7, bash (embeded)</text:span></text:p>
      <text:p text:style-name="P39"><text:tab/><text:span text:style-name="T52">API: PocketSphinx-python (pocketsphinx wrapper)</text:span></text:p>
      <text:p text:style-name="P39"><text:tab/><text:span text:style-name="T53">Contról de versiones: Git (Cliente: Github)</text:span></text:p>
      <text:h text:style-name="P56" text:outline-level="3">Representación gráfica:</text:h>
      <text:p text:style-name="P40"><text:tab/></text:p>
      <text:p text:style-name="P39"/>
      <text:h text:style-name="Heading_20_1" text:outline-level="1"><text:span text:style-name="T45">Transcurso del proyecto</text:span>:</text:h>
      <text:h text:style-name="Heading_20_3" text:outline-level="3">Todo va sobre ruedas.</text:h>
      <text:p text:style-name="P13"><text:tab/>Durante dos semanas, avanzamos satisfactoriamente. Conseguimos implementar las llamadas al servicio de Google para que nos hiciese la traducción de audio a texto y <text:soft-page-break/><text:span text:style-name="T5">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13"/>
      <text:h text:style-name="Heading_20_3" text:outline-level="3">Las cosas se empiezan a complicar.</text:h>
      <text:p text:style-name="P14"><text:tab/>Trás implementar <text:span text:style-name="T43">satisfactoriamente que nuestra aplicación nos escuche durante media hora</text:span>, <text:span text:style-name="T6">decidimos cambiar el lenguaje de ingles a español, que a priori es tán sencillo como cambiar una variable de </text:span><text:span text:style-name="T7">en-us</text:span><text:span text:style-name="T6"> a </text:span><text:span text:style-name="T7">es-es</text:span><text:span text:style-name="T6"> en la petición de traducción que enviamos a Google. Cuando hicimos este pequeño cambio, dejó de funcionar correctamente la llamada a la API. El error estaba relacionado con los caracteres especiales (fuera de la tabla ASCII) que tiene la lengua española, como por ejemplo la </text:span><text:span text:style-name="T7">ñ</text:span><text:span text:style-name="T6"> o la </text:span><text:span text:style-name="T7">á</text:span><text:span text:style-name="T6">. La petición de traducción la realizaba correctamente pero no parseaba (traducía de JSON a lenguaje natural) correctamente. Sabiendo que el fallo podía venir de dos sitios, el programa que usa la API de google para parsear la respuesta o nuestro ordenador, comprobamos que nuestro 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10"/>
      <text:h text:style-name="Heading_20_3" text:outline-level="3">Pasamos de Google cloud speech API a pocketsphinx.</text:h>
      <text:p text:style-name="P15"><text:tab/><text:span text:style-name="T9">Teniendo en cuenta que este proyecto es “time-sensitive” nos vemos obligados a usar otro framework que nos permita desarrollar la aplicación.</text:span></text:p>
      <text:p text:style-name="P16"><text:span text:style-name="T9"><text:tab/></text:span><text:span text:style-name="T10">Decidimos usar pocketsphinx, una variante de GNUsphinx más ligera, </text:span><text:span text:style-name="T11">pensada para dispositivos móviles más que ordenadores pero que por su simplicidad y capacidad de hacer lo que necesitamos, </text:span><text:span text:style-name="T39">nos venía bien</text:span><text:span text:style-name="T11">. </text:span><text:span text:style-name="T12">Como aparece en la lista de inconvenientes, </text:span><text:span text:style-name="T13">pocketsphinx </text:span><text:span text:style-name="T14">no es un servicio on-line por tanto, </text:span><text:span text:style-name="T15">debemos </text:span><text:span text:style-name="T39">implementar nosotros</text:span><text:span text:style-name="T16"> el proceso de traducción con las herramientas que encontramos en internet. </text:span><text:span text:style-name="T17">Por defecto, el programa trae los archivos necesarios para realizar la traducción </text:span><text:span text:style-name="T39">en</text:span><text:span text:style-name="T17"> Inglés. </text:span><text:span text:style-name="T39">Para comprobar que la API funcionaba y eramos capaces de utilizarla, probamos con la version por defecto que trae. Si funciona. Esto tiene futuro, por tanto a</text:span><text:span text:style-name="T17">ctualizamos dependencias, montamos el sistema de control de versiones </text:span><text:span text:style-name="T39">y procedemos a pasarnos a pocketsphinx, averiguando donde está la documentación y entendiendo más profundamente como funciona la API.</text:span></text:p>
      <text:p text:style-name="P18"/>
      <text:h text:style-name="Heading_20_3" text:outline-level="3"><text:span text:style-name="T17">P</text:span><text:span text:style-name="T8">asamos </text:span><text:span text:style-name="T37">pocketsphinx </text:span><text:span text:style-name="T8">de inglés a español.</text:span></text:h>
      <text:p text:style-name="P17"><text:span text:style-name="T8"><text:tab/>C</text:span><text:span text:style-name="T27">omo vimos que nos gustaba como hacía esta API </text:span><text:span text:style-name="T28">las traducciones de lengua hablada a escrita, decidimos continuar desarrollando con ella. Para hacer eso, debíamos </text:span><text:soft-page-break/><text:span text:style-name="T28">pasar de reconocer </text:span><text:span text:style-name="T40">y traducir </text:span><text:span text:style-name="T28">el inglés a el español. </text:span><text:span text:style-name="T29">Esto que en la API de Google es tán simple, aquí se nos está haciendo cuesta arriba. </text:span><text:span text:style-name="T30">En principio, el proceso debería ser tan </text:span><text:span text:style-name="T40">sencillo</text:span><text:span text:style-name="T30"> como descargar unos ficheros (los diccionarios de la lengua española y los modelos de lenguaje, además de archivos no tan importantes y opcionales) </text:span><text:span text:style-name="T31">y </text:span><text:span text:style-name="T40">colocarlos</text:span><text:span text:style-name="T31"> en un directorio específico, que es donde la API busca los distintos </text:span><text:span text:style-name="T40">lenguajes</text:span><text:span text:style-name="T31"> instalados. </text:span></text:p>
      <text:p text:style-name="P19"/>
      <text:h text:style-name="Heading_20_3" text:outline-level="3"><text:span text:style-name="T31">L</text:span><text:span text:style-name="T8">as cosas se vuelven a </text:span><text:span text:style-name="T38">complicar</text:span><text:span text:style-name="T8">.</text:span></text:h>
      <text:p text:style-name="P17"><text:span text:style-name="T31"><text:tab/>Algunos de los inconvenientes </text:span><text:span text:style-name="T32">que hemos tenido: Pese a </text:span><text:span text:style-name="T33">tener la última versión de la API (0.1.3) <text:s/>descargada, todas las preguntas relacionadas con los problemas que teníamos, estaban </text:span><text:span text:style-name="T34">planteadas sobre unas cuantas versiones más antiguas. (0.0.9) </text:span><text:span text:style-name="T35">Otro de los inconvenientes que hemos tenido es que </text:span><text:span text:style-name="T36">estaban pasando a otro dominio </text:span><text:span text:style-name="T35">la página web oficial de la API </text:span><text:span text:style-name="T36">y por tanto, no todos los enlaces estaban disponibles. <text:s/>Sabemos que esto es verídico porque </text:span><text:span text:style-name="T40">en la sección “contact” de la página oficial, </text:span><text:span text:style-name="T36">proporcionan un grupo de Telegram abierto en el que precisamente, la gente se quejaba de que no podía acceder a la documentación.</text:span></text:p>
      <text:p text:style-name="P44"/>
      <text:h text:style-name="Heading_20_3" text:outline-level="3"><text:span text:style-name="T16">L</text:span><text:span text:style-name="T8">idiando con el problema.</text:span></text:h>
      <text:p text:style-name="P45"><text:span text:style-name="T18"><text:tab/></text:span><text:span text:style-name="T20">Finalmente, e</text:span><text:span text:style-name="T18">n sourceforge, encontramos los archivos necessarios para </text:span><text:span text:style-name="T19">poder realizar la traducción. (diccionario, modelo de lenguaje y otros archivos menos relevantes) </text:span><text:span text:style-name="T21">Descargamos el paquete y lo descomprimimos en el directorio indicado, que por supuesto, no funciona. </text:span><text:span text:style-name="T22">Buscamos en internet </text:span><text:span text:style-name="T23">las posibles causas de nuestro problema. Pueden venir de diversos puntos. Uno de ellos, que la carpeta esté estructurada de manera inadecuada, otro que esté incorrectamente nombrada, (una de las </text:span><text:span text:style-name="T24">cosas que correjimos</text:span><text:span text:style-name="T23">) </text:span><text:span text:style-name="T24">otra, </text:span><text:span text:style-name="T25">un poco más </text:span><text:span text:style-name="T26">significativo</text:span><text:span text:style-name="T25">, (que también nos pasó) es que la carpeta oficial que dá soporte a la lengua española esté corrompida y falten archivos. </text:span></text:p>
      <text:p text:style-name="P46"/>
      <text:h text:style-name="P53" text:outline-level="3"><text:span text:style-name="T50">Solucionando los errores</text:span>.</text:h>
      <text:p text:style-name="P47"><text:tab/><text:span text:style-name="T49">En un inesperado giro de eventos, al fín nos ha funcionado el diccionario. Cometíamos unos pocos errores. No habíamos hecho en binario del modelo de lenguaje y no colocamos el archivo del código en la carpeta adecuada. Ahora pocketSphinx ya es capáz de detectar el español y traducirlo a texto.</text:span></text:p>
      <text:p text:style-name="P47"/>
      <text:h text:style-name="P54" text:outline-level="3">Viento en popa.</text:h>
      <text:p text:style-name="P48"><text:tab/><text:span text:style-name="T50">Trás este significativo retraso, nos queda poco tiempo para acabar la aplicación. Creemos que somos capaces de acabarla a tiempo. Todo está por ver aún.</text:span></text:p>
      <text:p text:style-name="P38"><text:tab/></text:p>
      <text:h text:style-name="P50" text:outline-level="1"><text:soft-page-break/>Conclusión y lecciones aprendidas.</text:h>
      <text:p text:style-name="P4"><text:tab/><text:span text:style-name="T44">Trás este fiasco, podemos concluír que implementar una API no es tán facil como parece, más aún si está en desarrollo activo (caso de Google cloud speech API) o en desarrollo peculiar (caso de pocketsphinx) </text:span></text:p>
      <text:p text:style-name="P37"><text:tab/>Pese a que el proyecto no ha salido como nos gustaría, hemos aprendido muchas cosas, entre otras, <text:s/>a usar API’s en desarrollo, (no recomendado) a gestionar un proyecto por nuestra cuenta. Hemos descubierto que podemos utilizar nuestros conocimientos como desarrolladores de software para hacer proyectos realmente cre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oberto Frías Bernal y Sergio Roselló More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4T12:30:54.676263509</dc:date>
    <meta:editing-duration>PT9H58M44S</meta:editing-duration>
    <meta:editing-cycles>129</meta:editing-cycles>
    <meta:generator>LibreOffice/5.1.6.2$Linux_X86_64 LibreOffice_project/10m0$Build-2</meta:generator>
    <meta:document-statistic meta:table-count="0" meta:image-count="0" meta:object-count="0" meta:page-count="7" meta:paragraph-count="101" meta:word-count="1534" meta:character-count="9696" meta:non-whitespace-character-count="8283"/>
  </office:meta>
</office:document-meta>
</file>